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00" style:font-name="AvenirNext LT Pro Cn" fo:font-size="16pt" fo:font-style="normal" fo:font-weight="bold" officeooo:rsid="0017f51f" officeooo:paragraph-rsid="00061117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333333" style:font-name="AvenirNext LT Pro Cn" fo:font-size="12pt" fo:font-style="italic" fo:font-weight="normal" officeooo:rsid="0017f51f" officeooo:paragraph-rsid="00061117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style:font-name="AvenirNext LT Pro Cn" fo:font-size="14pt" fo:font-style="normal" fo:font-weight="normal" officeooo:rsid="0003c2ad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AvenirNext LT Pro Cn" fo:font-size="14pt" fo:font-style="normal" fo:font-weight="normal" officeooo:rsid="00088423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AvenirNext LT Pro Cn" fo:font-size="14pt" fo:font-style="normal" fo:font-weight="bold" officeooo:rsid="0003c2ad" officeooo:paragraph-rsid="00061117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 style:list-style-name="L1">
      <style:text-properties style:font-name="AvenirNext LT Pro Cn" fo:font-size="14pt" fo:font-style="normal" fo:font-weight="normal" officeooo:rsid="000699c9" officeooo:paragraph-rsid="000a097d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2">
      <style:text-properties style:font-name="AvenirNext LT Pro Cn" fo:font-size="14pt" fo:font-style="normal" fo:font-weight="normal" officeooo:rsid="000699c9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2">
      <style:text-properties style:font-name="AvenirNext LT Pro Cn" fo:font-size="14pt" fo:font-style="normal" fo:font-weight="normal" officeooo:rsid="000699c9" officeooo:paragraph-rsid="00097a1f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2">
      <style:text-properties style:font-name="AvenirNext LT Pro Cn" fo:font-size="14pt" fo:font-style="normal" fo:font-weight="normal" officeooo:rsid="000699c9" officeooo:paragraph-rsid="000a097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AvenirNext LT Pro Cn" fo:font-size="14pt" fo:font-style="normal" fo:font-weight="normal" officeooo:rsid="000699c9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1">
      <style:text-properties style:font-name="AvenirNext LT Pro Cn" fo:font-size="14pt" fo:font-style="normal" fo:font-weight="normal" officeooo:rsid="0003c2ad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text-properties style:font-name="AvenirNext LT Pro Cn" fo:font-size="14pt" fo:font-style="normal" fo:font-weight="normal" officeooo:rsid="0003c2ad" officeooo:paragraph-rsid="00097a1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2">
      <style:text-properties style:font-name="AvenirNext LT Pro Cn" fo:font-size="14pt" fo:font-style="normal" fo:font-weight="normal" officeooo:rsid="0003c2ad" officeooo:paragraph-rsid="00097a1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2">
      <style:text-properties style:font-name="AvenirNext LT Pro Cn" fo:font-size="14pt" fo:font-style="normal" fo:font-weight="normal" officeooo:rsid="0003c2ad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2">
      <style:text-properties style:font-name="AvenirNext LT Pro Cn" fo:font-size="14pt" fo:font-style="normal" fo:font-weight="normal" officeooo:rsid="00088423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venirNext LT Pro Cn" fo:font-size="14pt" fo:font-style="normal" fo:font-weight="bold" officeooo:rsid="000699c9" officeooo:paragraph-rsid="00061117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color="#666666" style:font-name="Roboto" fo:font-size="11pt" fo:font-style="italic" fo:font-weight="normal" officeooo:rsid="0009b1e7" officeooo:paragraph-rsid="00061117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0a097d"/>
    </style:style>
    <style:style style:name="T1" style:family="text">
      <style:text-properties fo:color="#3333ff" style:font-name="AvenirNext LT Pro Cn" fo:font-size="14pt" fo:font-style="normal" fo:font-weight="bold" officeooo:rsid="000699c9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3333ff" style:font-name="AvenirNext LT Pro Cn" fo:font-size="14pt" fo:font-style="normal" fo:font-weight="bold" officeooo:rsid="00061117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6600" style:font-name="AvenirNext LT Pro Cn" fo:font-size="14pt" fo:font-style="normal" fo:font-weight="normal" officeooo:rsid="000699c9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111111"/>
    </style:style>
    <style:style style:name="T5" style:family="text">
      <style:text-properties fo:color="#111111" style:font-name="AvenirNext LT Pro Cn" fo:font-size="14pt" fo:font-style="normal" fo:font-weight="normal" officeooo:rsid="000699c9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111111" style:font-name="AvenirNext LT Pro Cn" fo:font-size="14pt" fo:font-style="normal" fo:font-weight="normal" officeooo:rsid="000a097d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111111" style:font-name="AvenirNext LT Pro Cn" fo:font-size="14pt" fo:font-style="normal" fo:font-weight="normal" officeooo:rsid="0003c2ad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111111" style:font-name="AvenirNext LT Pro Cn" fo:font-size="14pt" fo:font-style="normal" fo:font-weight="normal" officeooo:rsid="00097a1f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111111" officeooo:rsid="0006111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61117" style:font-weight-asian="bold" style:font-weight-complex="bold"/>
    </style:style>
    <style:style style:name="T12" style:family="text">
      <style:text-properties fo:color="#0066ff" fo:font-weight="bold" style:font-weight-asian="bold" style:font-weight-complex="bold"/>
    </style:style>
    <style:style style:name="T13" style:family="text">
      <style:text-properties fo:color="#0066ff" fo:font-weight="bold" officeooo:rsid="0007b7e6" style:font-weight-asian="bold" style:font-weight-complex="bold"/>
    </style:style>
    <style:style style:name="T14" style:family="text">
      <style:text-properties fo:color="#3399ff" fo:font-weight="bold" style:font-weight-asian="bold" style:font-weight-complex="bold"/>
    </style:style>
    <style:style style:name="T15" style:family="text">
      <style:text-properties fo:color="#3399ff" fo:font-weight="bold" officeooo:rsid="00061117" style:font-weight-asian="bold" style:font-weight-complex="bold"/>
    </style:style>
    <style:style style:name="T16" style:family="text">
      <style:text-properties fo:color="#3399ff" fo:font-weight="bold" officeooo:rsid="000a097d" style:font-weight-asian="bold" style:font-weight-complex="bold"/>
    </style:style>
    <style:style style:name="T17" style:family="text">
      <style:text-properties fo:color="#3399ff" style:font-name="AvenirNext LT Pro Cn" fo:font-size="14pt" fo:font-style="normal" fo:font-weight="bold" officeooo:rsid="000a097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c90707" fo:font-weight="bold" style:font-weight-asian="bold" style:font-weight-complex="bold"/>
    </style:style>
    <style:style style:name="T19" style:family="text">
      <style:text-properties fo:color="#c90707" style:font-name="AvenirNext LT Pro Cn" fo:font-size="14pt" fo:font-style="normal" fo:font-weight="bold" officeooo:rsid="0003c2a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990000" fo:font-weight="bold" style:font-weight-asian="bold" style:font-weight-complex="bold"/>
    </style:style>
    <style:style style:name="T21" style:family="text">
      <style:text-properties fo:color="#990000" fo:font-weight="bold" officeooo:rsid="0017f51f" style:font-weight-asian="bold" style:font-weight-complex="bold"/>
    </style:style>
    <style:style style:name="T22" style:family="text">
      <style:text-properties officeooo:rsid="00061117"/>
    </style:style>
    <style:style style:name="T23" style:family="text">
      <style:text-properties fo:color="#780909" fo:font-weight="bold" style:font-weight-asian="bold" style:font-weight-complex="bold"/>
    </style:style>
    <style:style style:name="T24" style:family="text">
      <style:text-properties fo:color="#780909" fo:font-weight="bold" officeooo:rsid="00061117" style:font-weight-asian="bold" style:font-weight-complex="bold"/>
    </style:style>
    <style:style style:name="T25" style:family="text">
      <style:text-properties fo:color="#666666"/>
    </style:style>
    <style:style style:name="T26" style:family="text">
      <style:text-properties fo:color="#666666" officeooo:rsid="0009b1e7"/>
    </style:style>
    <style:style style:name="T27" style:family="text">
      <style:text-properties fo:color="#666666" officeooo:rsid="00061117"/>
    </style:style>
    <style:style style:name="T28" style:family="text">
      <style:text-properties officeooo:rsid="00097a1f"/>
    </style:style>
    <style:style style:name="T29" style:family="text">
      <style:text-properties officeooo:rsid="000a097d"/>
    </style:style>
    <style:style style:name="T30" style:family="text">
      <style:text-properties fo:color="#333333" officeooo:rsid="000611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lémentation en jour d<text:span text:style-name="T22">'entrainement</text:span></text:p>
      <text:p text:style-name="P2">Voir la fiche de description rapide de complément</text:p>
      <text:p text:style-name="P2">pris actuellement.</text:p>
      <text:p text:style-name="P5"/>
      <text:p text:style-name="P5">Morning</text:p>
      <text:list xml:id="list8051853867972866304" text:style-name="L1">
        <text:list-item>
          <text:p text:style-name="P6"><text:span text:style-name="T15">1</text:span><text:span text:style-name="T14">0g</text:span> Whey + <text:span text:style-name="T14">10g</text:span> Caseine <text:span text:style-name="T29">+ </text:span><text:span text:style-name="T16">5g</text:span> <text:span text:style-name="T29">Glutamine</text:span></text:p>
        </text:list-item>
        <text:list-item>
          <text:p text:style-name="P11"><text:span text:style-name="T18">1 cap</text:span> Omega3</text:p>
        </text:list-item>
        <text:list-item>
          <text:p text:style-name="P11"><text:span text:style-name="T18">1 cap</text:span> AlphaMen</text:p>
        </text:list-item>
        <text:list-item>
          <text:p text:style-name="P11"><text:span text:style-name="T18">1 cap</text:span> Tea extract</text:p>
        </text:list-item>
        <text:list-item>
          <text:p text:style-name="P12"><text:span text:style-name="T18">1 cap</text:span> <text:span text:style-name="T28">Carnitine</text:span></text:p>
        </text:list-item>
      </text:list>
      <text:p text:style-name="P3"/>
      <text:p text:style-name="P4"><text:span text:style-name="T10">Collation</text:span> </text:p>
      <text:list xml:id="list5610252890081489439" text:style-name="L2">
        <text:list-item>
          <text:p text:style-name="P15">Fruits</text:p>
        </text:list-item>
      </text:list>
      <text:p text:style-name="P3"/>
      <text:p text:style-name="P3"><text:span text:style-name="T10">Meal 1 </text:span><text:s/></text:p>
      <text:list xml:id="list135658456699181" text:continue-numbering="true" text:style-name="L2">
        <text:list-item>
          <text:p text:style-name="P7"><text:span text:style-name="T14">1,5g</text:span> beta-alanine <text:span text:style-name="T22">+ </text:span><text:span text:style-name="T14">2,5g</text:span> creatine</text:p>
        </text:list-item>
        <text:list-item>
          <text:p text:style-name="P7"><text:span text:style-name="T18">1 cap</text:span> Omega3</text:p>
        </text:list-item>
        <text:list-item>
          <text:p text:style-name="P7"><text:span text:style-name="T18">1 cap</text:span> AlphaMen</text:p>
        </text:list-item>
        <text:list-item>
          <text:p text:style-name="P8"><text:span text:style-name="T18">1 cap</text:span> Tea extract</text:p>
        </text:list-item>
        <text:list-item>
          <text:p text:style-name="P13"><text:span text:style-name="T18">1 cap</text:span> <text:span text:style-name="T28">Carnitine</text:span></text:p>
        </text:list-item>
        <text:list-item>
          <text:p text:style-name="P7"><text:span text:style-name="T21">2</text:span><text:span text:style-name="T20"> cap</text:span> Cla</text:p>
        </text:list-item>
      </text:list>
      <text:p text:style-name="P3"/>
      <text:p text:style-name="P3"><text:span text:style-name="T11">Pre-Workout</text:span><text:span text:style-name="T10"> </text:span><text:s/></text:p>
      <text:list xml:id="list135656651177954" text:continue-numbering="true" text:style-name="L2">
        <text:list-item>
          <text:p text:style-name="P9"><text:span text:style-name="T13">1</text:span><text:span text:style-name="T12">0g</text:span> Whey <text:span text:style-name="T22">+ </text:span><text:span text:style-name="T14">1,5g</text:span> beta-alanine <text:span text:style-name="T29">+ </text:span><text:span text:style-name="T16">5g</text:span> <text:span text:style-name="T29">Glutamine</text:span></text:p>
        </text:list-item>
        <text:list-item>
          <text:p text:style-name="P7"><text:span text:style-name="T24">3</text:span><text:span text:style-name="T23"> cap</text:span> Thermopure</text:p>
        </text:list-item>
      </text:list>
      <text:p text:style-name="P17"/>
      <text:p text:style-name="P4"><text:span text:style-name="T11">Intra-Workout</text:span> </text:p>
      <text:list xml:id="list135657883959226" text:continue-numbering="true" text:style-name="L2">
        <text:list-item>
          <text:p text:style-name="P7"><text:span text:style-name="T15">5g</text:span><text:span text:style-name="T26"> </text:span><text:span text:style-name="T9">BCAA</text:span><text:span text:style-name="T27"> + </text:span><text:span text:style-name="T15">5g</text:span><text:span text:style-name="T25"> </text:span><text:span text:style-name="T9">Sucre</text:span></text:p>
        </text:list-item>
      </text:list>
      <text:p text:style-name="P17"/>
      <text:p text:style-name="P3"><text:span text:style-name="T11">Post-Workout</text:span><text:span text:style-name="T10"> </text:span><text:s/></text:p>
      <text:list xml:id="list135657899623874" text:continue-numbering="true" text:style-name="L2">
        <text:list-item>
          <text:p text:style-name="P9"><text:span text:style-name="T13">4</text:span><text:span text:style-name="T12">0g</text:span> Whey <text:span text:style-name="T22">+ </text:span><text:span text:style-name="T15">5g</text:span> <text:span text:style-name="T22">BCAA + </text:span><text:span text:style-name="T14">1,5g</text:span> beta-alanine <text:span text:style-name="T29">+ </text:span><text:span text:style-name="T16">5g</text:span> <text:span text:style-name="T29">Glutamine</text:span></text:p>
          <text:p text:style-name="P14"/>
        </text:list-item>
      </text:list>
      <text:p text:style-name="P5">Meal 2 </text:p>
      <text:list xml:id="list135656406193214" text:continue-numbering="true" text:style-name="L2">
        <text:list-item>
          <text:p text:style-name="P7"><text:span text:style-name="T14">1,5g</text:span> beta-alanine <text:span text:style-name="T22">+ </text:span><text:span text:style-name="T14">2,5g</text:span> creatine</text:p>
        </text:list-item>
        <text:list-item>
          <text:p text:style-name="P7"><text:span text:style-name="T18">1 cap</text:span> Omega3</text:p>
        </text:list-item>
        <text:list-item>
          <text:p text:style-name="P7"><text:span text:style-name="T18">1 cap</text:span> AlphaMen</text:p>
        </text:list-item>
        <text:list-item>
          <text:p text:style-name="P8"><text:span text:style-name="T18">1 cap </text:span>Tea extract</text:p>
        </text:list-item>
        <text:list-item>
          <text:p text:style-name="P13"><text:span text:style-name="T18">1 cap</text:span> <text:span text:style-name="T28">Carnitine</text:span></text:p>
        </text:list-item>
        <text:list-item>
          <text:p text:style-name="P7"><text:span text:style-name="T21">2</text:span><text:span text:style-name="T20"> cap</text:span> Cla</text:p>
        </text:list-item>
      </text:list>
      <text:p text:style-name="P10"/>
      <text:p text:style-name="P16"><text:span text:style-name="T4">Before Sleep </text:span></text:p>
      <text:list xml:id="list4051572626249700526" text:style-name="L3">
        <text:list-item>
          <text:p text:style-name="P18"><text:span text:style-name="T2">2</text:span><text:span text:style-name="T1">0g</text:span><text:span text:style-name="T3"> </text:span><text:span text:style-name="T5">Caseine </text:span><text:span text:style-name="T6">+ </text:span><text:span text:style-name="T17">5g</text:span><text:span text:style-name="T5"> </text:span><text:span text:style-name="T6">Glutamine + </text:span><text:span text:style-name="T19">1 cap</text:span><text:span text:style-name="T7"> </text:span><text:span text:style-name="T6">5-HTP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5:50:46.326000000</meta:creation-date>
    <dc:date>2016-11-02T13:56:56.143000000</dc:date>
    <meta:editing-duration>PT18M19S</meta:editing-duration>
    <meta:editing-cycles>5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35" meta:word-count="149" meta:character-count="686" meta:non-whitespace-character-count="585"/>
  </office:meta>
</office:document-meta>
</file>